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ccuracy" table:style-name="ta1">
        <table:shapes>
          <draw:frame draw:z-index="0" draw:style-name="gr1" draw:text-style-name="P1" svg:width="453.34pt" svg:height="254.64pt" svg:x="615.66pt" svg:y="33.7pt">
            <draw:object draw:notify-on-update-of-ranges="accuracy.B2:accuracy.B2 accuracy.B3:accuracy.B22 accuracy.A3:accuracy.A22 accuracy.E2:accuracy.E2 accuracy.E3:accuracy.E94 accuracy.D3:accuracy.D9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5752" calcext:value-type="float">
            <text:p>0.575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.11779" calcext:value-type="float">
            <text:p>1.1177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5551" calcext:value-type="float">
            <text:p>0.5551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1.17705" calcext:value-type="float">
            <text:p>1.17705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5666" calcext:value-type="float">
            <text:p>0.5666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1.50076" calcext:value-type="float">
            <text:p>1.50076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5759" calcext:value-type="float">
            <text:p>0.5759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1.19347" calcext:value-type="float">
            <text:p>1.19347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577" calcext:value-type="float">
            <text:p>0.577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0.991675" calcext:value-type="float">
            <text:p>0.991675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5838" calcext:value-type="float">
            <text:p>0.5838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.21311" calcext:value-type="float">
            <text:p>1.2131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5872" calcext:value-type="float">
            <text:p>0.5872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1.14572" calcext:value-type="float">
            <text:p>1.14572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5929" calcext:value-type="float">
            <text:p>0.5929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.53158" calcext:value-type="float">
            <text:p>1.53158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6001" calcext:value-type="float">
            <text:p>0.6001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1.14951" calcext:value-type="float">
            <text:p>1.14951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6059" calcext:value-type="float">
            <text:p>0.6059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0.962201" calcext:value-type="float">
            <text:p>0.962201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122" calcext:value-type="float">
            <text:p>0.6122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.21557" calcext:value-type="float">
            <text:p>1.2155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6373" calcext:value-type="float">
            <text:p>0.6373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1.15685" calcext:value-type="float">
            <text:p>1.15685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6582" calcext:value-type="float">
            <text:p>0.6582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1.51684" calcext:value-type="float">
            <text:p>1.51684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6594" calcext:value-type="float">
            <text:p>0.6594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1.07848" calcext:value-type="float">
            <text:p>1.07848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6605" calcext:value-type="float">
            <text:p>0.6605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0.925993" calcext:value-type="float">
            <text:p>0.925993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6611" calcext:value-type="float">
            <text:p>0.6611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1.16972" calcext:value-type="float">
            <text:p>1.16972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6615" calcext:value-type="float">
            <text:p>0.6615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1.14801" calcext:value-type="float">
            <text:p>1.14801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6612" calcext:value-type="float">
            <text:p>0.6612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1.50255" calcext:value-type="float">
            <text:p>1.50255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6628" calcext:value-type="float">
            <text:p>0.6628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.08022" calcext:value-type="float">
            <text:p>1.08022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618" calcext:value-type="float">
            <text:p>0.6618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0.905532" calcext:value-type="float">
            <text:p>0.905532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7000" calcext:value-type="float">
            <text:p>7000</text:p>
          </table:table-cell>
          <table:table-cell office:value-type="float" office:value="1.12792" calcext:value-type="float">
            <text:p>1.12792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7100" calcext:value-type="float">
            <text:p>7100</text:p>
          </table:table-cell>
          <table:table-cell office:value-type="float" office:value="1.13433" calcext:value-type="float">
            <text:p>1.13433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7200" calcext:value-type="float">
            <text:p>7200</text:p>
          </table:table-cell>
          <table:table-cell office:value-type="float" office:value="1.49076" calcext:value-type="float">
            <text:p>1.49076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7300" calcext:value-type="float">
            <text:p>7300</text:p>
          </table:table-cell>
          <table:table-cell office:value-type="float" office:value="1.03898" calcext:value-type="float">
            <text:p>1.03898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7400" calcext:value-type="float">
            <text:p>7400</text:p>
          </table:table-cell>
          <table:table-cell office:value-type="float" office:value="0.891213" calcext:value-type="float">
            <text:p>0.891213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7500" calcext:value-type="float">
            <text:p>7500</text:p>
          </table:table-cell>
          <table:table-cell office:value-type="float" office:value="1.12062" calcext:value-type="float">
            <text:p>1.12062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7600" calcext:value-type="float">
            <text:p>7600</text:p>
          </table:table-cell>
          <table:table-cell office:value-type="float" office:value="1.12311" calcext:value-type="float">
            <text:p>1.12311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7700" calcext:value-type="float">
            <text:p>7700</text:p>
          </table:table-cell>
          <table:table-cell office:value-type="float" office:value="1.40887" calcext:value-type="float">
            <text:p>1.40887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7800" calcext:value-type="float">
            <text:p>7800</text:p>
          </table:table-cell>
          <table:table-cell office:value-type="float" office:value="1.05829" calcext:value-type="float">
            <text:p>1.0582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7900" calcext:value-type="float">
            <text:p>7900</text:p>
          </table:table-cell>
          <table:table-cell office:value-type="float" office:value="0.93968" calcext:value-type="float">
            <text:p>0.93968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8000" calcext:value-type="float">
            <text:p>8000</text:p>
          </table:table-cell>
          <table:table-cell office:value-type="float" office:value="1.1146" calcext:value-type="float">
            <text:p>1.1146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8100" calcext:value-type="float">
            <text:p>8100</text:p>
          </table:table-cell>
          <table:table-cell office:value-type="float" office:value="1.09969" calcext:value-type="float">
            <text:p>1.09969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8200" calcext:value-type="float">
            <text:p>8200</text:p>
          </table:table-cell>
          <table:table-cell office:value-type="float" office:value="1.37287" calcext:value-type="float">
            <text:p>1.37287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8300" calcext:value-type="float">
            <text:p>8300</text:p>
          </table:table-cell>
          <table:table-cell office:value-type="float" office:value="0.993314" calcext:value-type="float">
            <text:p>0.993314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8400" calcext:value-type="float">
            <text:p>8400</text:p>
          </table:table-cell>
          <table:table-cell office:value-type="float" office:value="0.873065" calcext:value-type="float">
            <text:p>0.873065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8500" calcext:value-type="float">
            <text:p>8500</text:p>
          </table:table-cell>
          <table:table-cell office:value-type="float" office:value="1.06294" calcext:value-type="float">
            <text:p>1.0629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8600" calcext:value-type="float">
            <text:p>8600</text:p>
          </table:table-cell>
          <table:table-cell office:value-type="float" office:value="1.11419" calcext:value-type="float">
            <text:p>1.11419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8700" calcext:value-type="float">
            <text:p>8700</text:p>
          </table:table-cell>
          <table:table-cell office:value-type="float" office:value="1.34366" calcext:value-type="float">
            <text:p>1.34366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8800" calcext:value-type="float">
            <text:p>8800</text:p>
          </table:table-cell>
          <table:table-cell office:value-type="float" office:value="1.01795" calcext:value-type="float">
            <text:p>1.01795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8900" calcext:value-type="float">
            <text:p>8900</text:p>
          </table:table-cell>
          <table:table-cell office:value-type="float" office:value="0.858547" calcext:value-type="float">
            <text:p>0.858547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9000" calcext:value-type="float">
            <text:p>9000</text:p>
          </table:table-cell>
          <table:table-cell office:value-type="float" office:value="1.02507" calcext:value-type="float">
            <text:p>1.02507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9100" calcext:value-type="float">
            <text:p>9100</text:p>
          </table:table-cell>
          <table:table-cell office:value-type="float" office:value="1.1017" calcext:value-type="float">
            <text:p>1.1017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9200" calcext:value-type="float">
            <text:p>9200</text:p>
          </table:table-cell>
          <table:table-cell office:value-type="float" office:value="1.31191" calcext:value-type="float">
            <text:p>1.31191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9300" calcext:value-type="float">
            <text:p>9300</text:p>
          </table:table-cell>
          <table:table-cell office:value-type="float" office:value="0.961565" calcext:value-type="float">
            <text:p>0.961565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9400" calcext:value-type="float">
            <text:p>9400</text:p>
          </table:table-cell>
          <table:table-cell office:value-type="float" office:value="0.79655" calcext:value-type="float">
            <text:p>0.79655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9500" calcext:value-type="float">
            <text:p>9500</text:p>
          </table:table-cell>
          <table:table-cell office:value-type="float" office:value="0.980911" calcext:value-type="float">
            <text:p>0.980911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9600" calcext:value-type="float">
            <text:p>9600</text:p>
          </table:table-cell>
          <table:table-cell office:value-type="float" office:value="1.00529" calcext:value-type="float">
            <text:p>1.00529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9700" calcext:value-type="float">
            <text:p>9700</text:p>
          </table:table-cell>
          <table:table-cell office:value-type="float" office:value="1.23568" calcext:value-type="float">
            <text:p>1.23568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9800" calcext:value-type="float">
            <text:p>9800</text:p>
          </table:table-cell>
          <table:table-cell office:value-type="float" office:value="0.943451" calcext:value-type="float">
            <text:p>0.943451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9900" calcext:value-type="float">
            <text:p>9900</text:p>
          </table:table-cell>
          <table:table-cell office:value-type="float" office:value="0.841474" calcext:value-type="float">
            <text:p>0.841474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949747" calcext:value-type="float">
            <text:p>0.94974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6000" calcext:value-type="float">
            <text:p>16000</text:p>
          </table:table-cell>
          <table:table-cell office:value-type="float" office:value="0.740054" calcext:value-type="float">
            <text:p>0.740054</text:p>
          </table:table-cell>
          <table:table-cell/>
          <table:table-cell office:value-type="float" office:value="16100" calcext:value-type="float">
            <text:p>161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6100" calcext:value-type="float">
            <text:p>16100</text:p>
          </table:table-cell>
          <table:table-cell office:value-type="float" office:value="0.696258" calcext:value-type="float">
            <text:p>0.696258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6200" calcext:value-type="float">
            <text:p>16200</text:p>
          </table:table-cell>
          <table:table-cell office:value-type="float" office:value="0.80975" calcext:value-type="float">
            <text:p>0.80975</text:p>
          </table:table-cell>
          <table:table-cell/>
          <table:table-cell office:value-type="float" office:value="16300" calcext:value-type="float">
            <text:p>163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6300" calcext:value-type="float">
            <text:p>16300</text:p>
          </table:table-cell>
          <table:table-cell office:value-type="float" office:value="0.674344" calcext:value-type="float">
            <text:p>0.674344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6400" calcext:value-type="float">
            <text:p>16400</text:p>
          </table:table-cell>
          <table:table-cell office:value-type="float" office:value="0.539237" calcext:value-type="float">
            <text:p>0.539237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6500" calcext:value-type="float">
            <text:p>16500</text:p>
          </table:table-cell>
          <table:table-cell office:value-type="float" office:value="0.69816" calcext:value-type="float">
            <text:p>0.69816</text:p>
          </table:table-cell>
          <table:table-cell/>
          <table:table-cell office:value-type="float" office:value="16600" calcext:value-type="float">
            <text:p>166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6600" calcext:value-type="float">
            <text:p>16600</text:p>
          </table:table-cell>
          <table:table-cell office:value-type="float" office:value="0.661592" calcext:value-type="float">
            <text:p>0.661592</text:p>
          </table:table-cell>
          <table:table-cell/>
          <table:table-cell office:value-type="float" office:value="16700" calcext:value-type="float">
            <text:p>167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6700" calcext:value-type="float">
            <text:p>16700</text:p>
          </table:table-cell>
          <table:table-cell office:value-type="float" office:value="0.791507" calcext:value-type="float">
            <text:p>0.791507</text:p>
          </table:table-cell>
          <table:table-cell/>
          <table:table-cell office:value-type="float" office:value="16800" calcext:value-type="float">
            <text:p>168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6800" calcext:value-type="float">
            <text:p>16800</text:p>
          </table:table-cell>
          <table:table-cell office:value-type="float" office:value="0.656894" calcext:value-type="float">
            <text:p>0.656894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6900" calcext:value-type="float">
            <text:p>16900</text:p>
          </table:table-cell>
          <table:table-cell office:value-type="float" office:value="0.539678" calcext:value-type="float">
            <text:p>0.539678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7000" calcext:value-type="float">
            <text:p>17000</text:p>
          </table:table-cell>
          <table:table-cell office:value-type="float" office:value="0.690666" calcext:value-type="float">
            <text:p>0.690666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7100" calcext:value-type="float">
            <text:p>17100</text:p>
          </table:table-cell>
          <table:table-cell office:value-type="float" office:value="0.655516" calcext:value-type="float">
            <text:p>0.655516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7200" calcext:value-type="float">
            <text:p>17200</text:p>
          </table:table-cell>
          <table:table-cell office:value-type="float" office:value="0.768568" calcext:value-type="float">
            <text:p>0.768568</text:p>
          </table:table-cell>
          <table:table-cell/>
          <table:table-cell office:value-type="float" office:value="17300" calcext:value-type="float">
            <text:p>173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7300" calcext:value-type="float">
            <text:p>17300</text:p>
          </table:table-cell>
          <table:table-cell office:value-type="float" office:value="0.645736" calcext:value-type="float">
            <text:p>0.645736</text:p>
          </table:table-cell>
          <table:table-cell/>
          <table:table-cell office:value-type="float" office:value="17400" calcext:value-type="float">
            <text:p>174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7400" calcext:value-type="float">
            <text:p>17400</text:p>
          </table:table-cell>
          <table:table-cell office:value-type="float" office:value="0.531709" calcext:value-type="float">
            <text:p>0.531709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7500" calcext:value-type="float">
            <text:p>17500</text:p>
          </table:table-cell>
          <table:table-cell office:value-type="float" office:value="0.686159" calcext:value-type="float">
            <text:p>0.686159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7600" calcext:value-type="float">
            <text:p>17600</text:p>
          </table:table-cell>
          <table:table-cell office:value-type="float" office:value="0.652222" calcext:value-type="float">
            <text:p>0.652222</text:p>
          </table:table-cell>
          <table:table-cell/>
          <table:table-cell office:value-type="float" office:value="17700" calcext:value-type="float">
            <text:p>177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7700" calcext:value-type="float">
            <text:p>17700</text:p>
          </table:table-cell>
          <table:table-cell office:value-type="float" office:value="0.761138" calcext:value-type="float">
            <text:p>0.761138</text:p>
          </table:table-cell>
          <table:table-cell/>
          <table:table-cell office:value-type="float" office:value="17800" calcext:value-type="float">
            <text:p>178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7800" calcext:value-type="float">
            <text:p>17800</text:p>
          </table:table-cell>
          <table:table-cell office:value-type="float" office:value="0.641079" calcext:value-type="float">
            <text:p>0.641079</text:p>
          </table:table-cell>
          <table:table-cell/>
          <table:table-cell office:value-type="float" office:value="17900" calcext:value-type="float">
            <text:p>179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7900" calcext:value-type="float">
            <text:p>17900</text:p>
          </table:table-cell>
          <table:table-cell office:value-type="float" office:value="0.527069" calcext:value-type="float">
            <text:p>0.527069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8000" calcext:value-type="float">
            <text:p>18000</text:p>
          </table:table-cell>
          <table:table-cell office:value-type="float" office:value="0.679357" calcext:value-type="float">
            <text:p>0.679357</text:p>
          </table:table-cell>
          <table:table-cell/>
          <table:table-cell office:value-type="float" office:value="18100" calcext:value-type="float">
            <text:p>181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8100" calcext:value-type="float">
            <text:p>18100</text:p>
          </table:table-cell>
          <table:table-cell office:value-type="float" office:value="0.649118" calcext:value-type="float">
            <text:p>0.649118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8200" calcext:value-type="float">
            <text:p>18200</text:p>
          </table:table-cell>
          <table:table-cell office:value-type="float" office:value="0.753362" calcext:value-type="float">
            <text:p>0.753362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8300" calcext:value-type="float">
            <text:p>18300</text:p>
          </table:table-cell>
          <table:table-cell office:value-type="float" office:value="0.635336" calcext:value-type="float">
            <text:p>0.635336</text:p>
          </table:table-cell>
          <table:table-cell/>
          <table:table-cell office:value-type="float" office:value="18400" calcext:value-type="float">
            <text:p>184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8400" calcext:value-type="float">
            <text:p>18400</text:p>
          </table:table-cell>
          <table:table-cell office:value-type="float" office:value="0.521944" calcext:value-type="float">
            <text:p>0.521944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8500" calcext:value-type="float">
            <text:p>18500</text:p>
          </table:table-cell>
          <table:table-cell office:value-type="float" office:value="0.671769" calcext:value-type="float">
            <text:p>0.671769</text:p>
          </table:table-cell>
          <table:table-cell/>
          <table:table-cell office:value-type="float" office:value="18600" calcext:value-type="float">
            <text:p>186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8600" calcext:value-type="float">
            <text:p>18600</text:p>
          </table:table-cell>
          <table:table-cell office:value-type="float" office:value="0.648655" calcext:value-type="float">
            <text:p>0.648655</text:p>
          </table:table-cell>
          <table:table-cell/>
          <table:table-cell office:value-type="float" office:value="18700" calcext:value-type="float">
            <text:p>187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8700" calcext:value-type="float">
            <text:p>18700</text:p>
          </table:table-cell>
          <table:table-cell office:value-type="float" office:value="0.7456" calcext:value-type="float">
            <text:p>0.7456</text:p>
          </table:table-cell>
          <table:table-cell/>
          <table:table-cell office:value-type="float" office:value="18800" calcext:value-type="float">
            <text:p>188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8800" calcext:value-type="float">
            <text:p>18800</text:p>
          </table:table-cell>
          <table:table-cell office:value-type="float" office:value="0.62996" calcext:value-type="float">
            <text:p>0.62996</text:p>
          </table:table-cell>
          <table:table-cell/>
          <table:table-cell office:value-type="float" office:value="18900" calcext:value-type="float">
            <text:p>189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8900" calcext:value-type="float">
            <text:p>18900</text:p>
          </table:table-cell>
          <table:table-cell office:value-type="float" office:value="0.518672" calcext:value-type="float">
            <text:p>0.518672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9000" calcext:value-type="float">
            <text:p>19000</text:p>
          </table:table-cell>
          <table:table-cell office:value-type="float" office:value="0.664707" calcext:value-type="float">
            <text:p>0.664707</text:p>
          </table:table-cell>
          <table:table-cell/>
          <table:table-cell office:value-type="float" office:value="19100" calcext:value-type="float">
            <text:p>191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9100" calcext:value-type="float">
            <text:p>19100</text:p>
          </table:table-cell>
          <table:table-cell office:value-type="float" office:value="0.643727" calcext:value-type="float">
            <text:p>0.643727</text:p>
          </table:table-cell>
          <table:table-cell/>
          <table:table-cell office:value-type="float" office:value="19200" calcext:value-type="float">
            <text:p>192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9200" calcext:value-type="float">
            <text:p>19200</text:p>
          </table:table-cell>
          <table:table-cell office:value-type="float" office:value="0.735923" calcext:value-type="float">
            <text:p>0.735923</text:p>
          </table:table-cell>
          <table:table-cell/>
          <table:table-cell office:value-type="float" office:value="19300" calcext:value-type="float">
            <text:p>193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9300" calcext:value-type="float">
            <text:p>19300</text:p>
          </table:table-cell>
          <table:table-cell office:value-type="float" office:value="0.624595" calcext:value-type="float">
            <text:p>0.624595</text:p>
          </table:table-cell>
          <table:table-cell/>
          <table:table-cell office:value-type="float" office:value="19400" calcext:value-type="float">
            <text:p>194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9400" calcext:value-type="float">
            <text:p>19400</text:p>
          </table:table-cell>
          <table:table-cell office:value-type="float" office:value="0.51259" calcext:value-type="float">
            <text:p>0.51259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9500" calcext:value-type="float">
            <text:p>19500</text:p>
          </table:table-cell>
          <table:table-cell office:value-type="float" office:value="0.661672" calcext:value-type="float">
            <text:p>0.661672</text:p>
          </table:table-cell>
          <table:table-cell/>
          <table:table-cell office:value-type="float" office:value="19600" calcext:value-type="float">
            <text:p>196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9600" calcext:value-type="float">
            <text:p>19600</text:p>
          </table:table-cell>
          <table:table-cell office:value-type="float" office:value="0.639847" calcext:value-type="float">
            <text:p>0.639847</text:p>
          </table:table-cell>
          <table:table-cell/>
          <table:table-cell office:value-type="float" office:value="19700" calcext:value-type="float">
            <text:p>197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9700" calcext:value-type="float">
            <text:p>19700</text:p>
          </table:table-cell>
          <table:table-cell office:value-type="float" office:value="0.729823" calcext:value-type="float">
            <text:p>0.729823</text:p>
          </table:table-cell>
          <table:table-cell/>
          <table:table-cell office:value-type="float" office:value="19800" calcext:value-type="float">
            <text:p>198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9800" calcext:value-type="float">
            <text:p>19800</text:p>
          </table:table-cell>
          <table:table-cell office:value-type="float" office:value="0.621709" calcext:value-type="float">
            <text:p>0.621709</text:p>
          </table:table-cell>
          <table:table-cell/>
          <table:table-cell office:value-type="float" office:value="19900" calcext:value-type="float">
            <text:p>1990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number-columns-repeated="3"/>
          <table:table-cell office:value-type="float" office:value="19900" calcext:value-type="float">
            <text:p>19900</text:p>
          </table:table-cell>
          <table:table-cell office:value-type="float" office:value="0.502745" calcext:value-type="float">
            <text:p>0.5027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0.655291" calcext:value-type="float">
            <text:p>0.6552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1T14:57:59.229752917</dc:date>
    <dc:creator>Rasmus Reimer</dc:creator>
    <meta:editing-duration>PT2M10S</meta:editing-duration>
    <meta:editing-cycles>1</meta:editing-cycles>
    <meta:document-statistic meta:table-count="1" meta:cell-count="410" meta:object-count="1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84cm" xlink:href=".." xlink:type="simple" chart:class="chart:scatter" chart:style-name="ch1">
        <chart:title svg:x="7.133cm" svg:y="0.315cm" chart:style-name="ch2">
          <text:p>Training</text:p>
        </chart:title>
        <chart:legend chart:legend-position="end" svg:x="13.248cm" svg:y="3.944cm" style:legend-expansion="high" chart:style-name="ch3"/>
        <chart:plot-area chart:style-name="ch4" table:cell-range-address="accuracy.A3:accuracy.B22 accuracy.B2:accuracy.B2 accuracy.E2:accuracy.E94" chart:data-source-has-labels="row" svg:x="0.319cm" svg:y="1.299cm" svg:width="12.61cm" svg:height="6.525cm">
          <chartooo:coordinate-region svg:x="1.046cm" svg:y="1.499cm" svg:width="11.418cm" svg:height="5.678cm"/>
          <chart:axis chart:dimension="x" chart:name="primary-x" chart:style-name="ch5">
            <chart:title svg:x="5.905cm" svg:y="8.003cm" chart:style-name="ch6">
              <text:p>Iteration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accuracy.B3:accuracy.B22" chart:label-cell-address="accuracy.B2:accuracy.B2" chart:class="chart:scatter">
            <chart:domain table:cell-range-address="accuracy.A3:accuracy.A22"/>
            <chart:data-point chart:repeated="20"/>
          </chart:series>
          <chart:series chart:style-name="ch9" chart:values-cell-range-address="accuracy.E3:accuracy.E94" chart:label-cell-address="accuracy.E2:accuracy.E2" chart:class="chart:scatter">
            <chart:domain table:cell-range-address="accuracy.D3:accuracy.D94"/>
            <chart:data-point chart:repeated="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accuracy.B2:accuracy.B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loss</text:p>
                <draw:g>
                  <svg:desc>accuracy.E2:accurac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accuracy.A3:accuracy.A22</svg:desc>
                </draw:g>
              </table:table-cell>
              <table:table-cell office:value-type="float" office:value="0.5752">
                <text:p>0.5752</text:p>
                <draw:g>
                  <svg:desc>accuracy.B3:accuracy.B22</svg:desc>
                </draw:g>
              </table:table-cell>
              <table:table-cell office:value-type="float" office:value="5000">
                <text:p>5000</text:p>
                <draw:g>
                  <svg:desc>accuracy.D3:accuracy.D94</svg:desc>
                </draw:g>
              </table:table-cell>
              <table:table-cell office:value-type="float" office:value="1.11779">
                <text:p>1.11779</text:p>
                <draw:g>
                  <svg:desc>accuracy.E3:accuracy.E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00">
                <text:p>5500</text:p>
              </table:table-cell>
              <table:table-cell office:value-type="float" office:value="0.5551">
                <text:p>0.5551</text:p>
              </table:table-cell>
              <table:table-cell office:value-type="float" office:value="5100">
                <text:p>5100</text:p>
              </table:table-cell>
              <table:table-cell office:value-type="float" office:value="1.17705">
                <text:p>1.17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0.5666">
                <text:p>0.5666</text:p>
              </table:table-cell>
              <table:table-cell office:value-type="float" office:value="5200">
                <text:p>5200</text:p>
              </table:table-cell>
              <table:table-cell office:value-type="float" office:value="1.50076">
                <text:p>1.50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00">
                <text:p>6500</text:p>
              </table:table-cell>
              <table:table-cell office:value-type="float" office:value="0.5759">
                <text:p>0.5759</text:p>
              </table:table-cell>
              <table:table-cell office:value-type="float" office:value="5300">
                <text:p>5300</text:p>
              </table:table-cell>
              <table:table-cell office:value-type="float" office:value="1.19347">
                <text:p>1.19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0">
                <text:p>7000</text:p>
              </table:table-cell>
              <table:table-cell office:value-type="float" office:value="0.577">
                <text:p>0.577</text:p>
              </table:table-cell>
              <table:table-cell office:value-type="float" office:value="5400">
                <text:p>5400</text:p>
              </table:table-cell>
              <table:table-cell office:value-type="float" office:value="0.991675">
                <text:p>0.991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0">
                <text:p>7500</text:p>
              </table:table-cell>
              <table:table-cell office:value-type="float" office:value="0.5838">
                <text:p>0.5838</text:p>
              </table:table-cell>
              <table:table-cell office:value-type="float" office:value="5500">
                <text:p>5500</text:p>
              </table:table-cell>
              <table:table-cell office:value-type="float" office:value="1.21311">
                <text:p>1.21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0.5872">
                <text:p>0.5872</text:p>
              </table:table-cell>
              <table:table-cell office:value-type="float" office:value="5600">
                <text:p>5600</text:p>
              </table:table-cell>
              <table:table-cell office:value-type="float" office:value="1.14572">
                <text:p>1.14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00">
                <text:p>8500</text:p>
              </table:table-cell>
              <table:table-cell office:value-type="float" office:value="0.5929">
                <text:p>0.5929</text:p>
              </table:table-cell>
              <table:table-cell office:value-type="float" office:value="5700">
                <text:p>5700</text:p>
              </table:table-cell>
              <table:table-cell office:value-type="float" office:value="1.53158">
                <text:p>1.53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6001">
                <text:p>0.6001</text:p>
              </table:table-cell>
              <table:table-cell office:value-type="float" office:value="5800">
                <text:p>5800</text:p>
              </table:table-cell>
              <table:table-cell office:value-type="float" office:value="1.14951">
                <text:p>1.14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00">
                <text:p>9500</text:p>
              </table:table-cell>
              <table:table-cell office:value-type="float" office:value="0.6059">
                <text:p>0.6059</text:p>
              </table:table-cell>
              <table:table-cell office:value-type="float" office:value="5900">
                <text:p>5900</text:p>
              </table:table-cell>
              <table:table-cell office:value-type="float" office:value="0.962201">
                <text:p>0.962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6122">
                <text:p>0.6122</text:p>
              </table:table-cell>
              <table:table-cell office:value-type="float" office:value="6000">
                <text:p>6000</text:p>
              </table:table-cell>
              <table:table-cell office:value-type="float" office:value="1.21557">
                <text:p>1.215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00">
                <text:p>16000</text:p>
              </table:table-cell>
              <table:table-cell office:value-type="float" office:value="0.6373">
                <text:p>0.6373</text:p>
              </table:table-cell>
              <table:table-cell office:value-type="float" office:value="6100">
                <text:p>6100</text:p>
              </table:table-cell>
              <table:table-cell office:value-type="float" office:value="1.15685">
                <text:p>1.156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00">
                <text:p>16500</text:p>
              </table:table-cell>
              <table:table-cell office:value-type="float" office:value="0.6582">
                <text:p>0.6582</text:p>
              </table:table-cell>
              <table:table-cell office:value-type="float" office:value="6200">
                <text:p>6200</text:p>
              </table:table-cell>
              <table:table-cell office:value-type="float" office:value="1.51684">
                <text:p>1.51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00">
                <text:p>17000</text:p>
              </table:table-cell>
              <table:table-cell office:value-type="float" office:value="0.6594">
                <text:p>0.6594</text:p>
              </table:table-cell>
              <table:table-cell office:value-type="float" office:value="6300">
                <text:p>6300</text:p>
              </table:table-cell>
              <table:table-cell office:value-type="float" office:value="1.07848">
                <text:p>1.07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00">
                <text:p>17500</text:p>
              </table:table-cell>
              <table:table-cell office:value-type="float" office:value="0.6605">
                <text:p>0.6605</text:p>
              </table:table-cell>
              <table:table-cell office:value-type="float" office:value="6400">
                <text:p>6400</text:p>
              </table:table-cell>
              <table:table-cell office:value-type="float" office:value="0.925993">
                <text:p>0.925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00">
                <text:p>18000</text:p>
              </table:table-cell>
              <table:table-cell office:value-type="float" office:value="0.6611">
                <text:p>0.6611</text:p>
              </table:table-cell>
              <table:table-cell office:value-type="float" office:value="6500">
                <text:p>6500</text:p>
              </table:table-cell>
              <table:table-cell office:value-type="float" office:value="1.16972">
                <text:p>1.16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00">
                <text:p>18500</text:p>
              </table:table-cell>
              <table:table-cell office:value-type="float" office:value="0.6615">
                <text:p>0.6615</text:p>
              </table:table-cell>
              <table:table-cell office:value-type="float" office:value="6600">
                <text:p>6600</text:p>
              </table:table-cell>
              <table:table-cell office:value-type="float" office:value="1.14801">
                <text:p>1.14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0">
                <text:p>19000</text:p>
              </table:table-cell>
              <table:table-cell office:value-type="float" office:value="0.6612">
                <text:p>0.6612</text:p>
              </table:table-cell>
              <table:table-cell office:value-type="float" office:value="6700">
                <text:p>6700</text:p>
              </table:table-cell>
              <table:table-cell office:value-type="float" office:value="1.50255">
                <text:p>1.50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00">
                <text:p>19500</text:p>
              </table:table-cell>
              <table:table-cell office:value-type="float" office:value="0.6628">
                <text:p>0.6628</text:p>
              </table:table-cell>
              <table:table-cell office:value-type="float" office:value="6800">
                <text:p>6800</text:p>
              </table:table-cell>
              <table:table-cell office:value-type="float" office:value="1.08022">
                <text:p>1.080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0.6618">
                <text:p>0.6618</text:p>
              </table:table-cell>
              <table:table-cell office:value-type="float" office:value="6900">
                <text:p>6900</text:p>
              </table:table-cell>
              <table:table-cell office:value-type="float" office:value="0.905532">
                <text:p>0.905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">
                <text:p>7000</text:p>
              </table:table-cell>
              <table:table-cell office:value-type="float" office:value="1.12792">
                <text:p>1.12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0">
                <text:p>7100</text:p>
              </table:table-cell>
              <table:table-cell office:value-type="float" office:value="1.13433">
                <text:p>1.13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">
                <text:p>7200</text:p>
              </table:table-cell>
              <table:table-cell office:value-type="float" office:value="1.49076">
                <text:p>1.49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">
                <text:p>7300</text:p>
              </table:table-cell>
              <table:table-cell office:value-type="float" office:value="1.03898">
                <text:p>1.03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0">
                <text:p>7400</text:p>
              </table:table-cell>
              <table:table-cell office:value-type="float" office:value="0.891213">
                <text:p>0.891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">
                <text:p>7500</text:p>
              </table:table-cell>
              <table:table-cell office:value-type="float" office:value="1.12062">
                <text:p>1.12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0">
                <text:p>7600</text:p>
              </table:table-cell>
              <table:table-cell office:value-type="float" office:value="1.12311">
                <text:p>1.12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">
                <text:p>7700</text:p>
              </table:table-cell>
              <table:table-cell office:value-type="float" office:value="1.40887">
                <text:p>1.40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0">
                <text:p>7800</text:p>
              </table:table-cell>
              <table:table-cell office:value-type="float" office:value="1.05829">
                <text:p>1.05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0">
                <text:p>7900</text:p>
              </table:table-cell>
              <table:table-cell office:value-type="float" office:value="0.93968">
                <text:p>0.93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">
                <text:p>8000</text:p>
              </table:table-cell>
              <table:table-cell office:value-type="float" office:value="1.1146">
                <text:p>1.1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">
                <text:p>8100</text:p>
              </table:table-cell>
              <table:table-cell office:value-type="float" office:value="1.09969">
                <text:p>1.09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0">
                <text:p>8200</text:p>
              </table:table-cell>
              <table:table-cell office:value-type="float" office:value="1.37287">
                <text:p>1.37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0">
                <text:p>8300</text:p>
              </table:table-cell>
              <table:table-cell office:value-type="float" office:value="0.993314">
                <text:p>0.993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0">
                <text:p>8400</text:p>
              </table:table-cell>
              <table:table-cell office:value-type="float" office:value="0.873065">
                <text:p>0.873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">
                <text:p>8500</text:p>
              </table:table-cell>
              <table:table-cell office:value-type="float" office:value="1.06294">
                <text:p>1.06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0">
                <text:p>8600</text:p>
              </table:table-cell>
              <table:table-cell office:value-type="float" office:value="1.11419">
                <text:p>1.1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0">
                <text:p>8700</text:p>
              </table:table-cell>
              <table:table-cell office:value-type="float" office:value="1.34366">
                <text:p>1.34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0">
                <text:p>8800</text:p>
              </table:table-cell>
              <table:table-cell office:value-type="float" office:value="1.01795">
                <text:p>1.01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">
                <text:p>8900</text:p>
              </table:table-cell>
              <table:table-cell office:value-type="float" office:value="0.858547">
                <text:p>0.858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">
                <text:p>9000</text:p>
              </table:table-cell>
              <table:table-cell office:value-type="float" office:value="1.02507">
                <text:p>1.02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0">
                <text:p>9100</text:p>
              </table:table-cell>
              <table:table-cell office:value-type="float" office:value="1.1017">
                <text:p>1.1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0">
                <text:p>9200</text:p>
              </table:table-cell>
              <table:table-cell office:value-type="float" office:value="1.31191">
                <text:p>1.31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">
                <text:p>9300</text:p>
              </table:table-cell>
              <table:table-cell office:value-type="float" office:value="0.961565">
                <text:p>0.961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0">
                <text:p>9400</text:p>
              </table:table-cell>
              <table:table-cell office:value-type="float" office:value="0.79655">
                <text:p>0.79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0">
                <text:p>9500</text:p>
              </table:table-cell>
              <table:table-cell office:value-type="float" office:value="0.980911">
                <text:p>0.980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0">
                <text:p>9600</text:p>
              </table:table-cell>
              <table:table-cell office:value-type="float" office:value="1.00529">
                <text:p>1.00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">
                <text:p>9700</text:p>
              </table:table-cell>
              <table:table-cell office:value-type="float" office:value="1.23568">
                <text:p>1.23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0">
                <text:p>9800</text:p>
              </table:table-cell>
              <table:table-cell office:value-type="float" office:value="0.943451">
                <text:p>0.943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0">
                <text:p>9900</text:p>
              </table:table-cell>
              <table:table-cell office:value-type="float" office:value="0.841474">
                <text:p>0.841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0.949747">
                <text:p>0.949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0">
                <text:p>16000</text:p>
              </table:table-cell>
              <table:table-cell office:value-type="float" office:value="0.740054">
                <text:p>0.740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0">
                <text:p>16100</text:p>
              </table:table-cell>
              <table:table-cell office:value-type="float" office:value="0.696258">
                <text:p>0.696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00">
                <text:p>16200</text:p>
              </table:table-cell>
              <table:table-cell office:value-type="float" office:value="0.80975">
                <text:p>0.80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00">
                <text:p>16300</text:p>
              </table:table-cell>
              <table:table-cell office:value-type="float" office:value="0.674344">
                <text:p>0.674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0">
                <text:p>16400</text:p>
              </table:table-cell>
              <table:table-cell office:value-type="float" office:value="0.539237">
                <text:p>0.539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">
                <text:p>16500</text:p>
              </table:table-cell>
              <table:table-cell office:value-type="float" office:value="0.69816">
                <text:p>0.69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00">
                <text:p>16600</text:p>
              </table:table-cell>
              <table:table-cell office:value-type="float" office:value="0.661592">
                <text:p>0.661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00">
                <text:p>16700</text:p>
              </table:table-cell>
              <table:table-cell office:value-type="float" office:value="0.791507">
                <text:p>0.791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00">
                <text:p>16800</text:p>
              </table:table-cell>
              <table:table-cell office:value-type="float" office:value="0.656894">
                <text:p>0.656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0">
                <text:p>16900</text:p>
              </table:table-cell>
              <table:table-cell office:value-type="float" office:value="0.539678">
                <text:p>0.53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">
                <text:p>17000</text:p>
              </table:table-cell>
              <table:table-cell office:value-type="float" office:value="0.690666">
                <text:p>0.690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00">
                <text:p>17100</text:p>
              </table:table-cell>
              <table:table-cell office:value-type="float" office:value="0.655516">
                <text:p>0.655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00">
                <text:p>17200</text:p>
              </table:table-cell>
              <table:table-cell office:value-type="float" office:value="0.768568">
                <text:p>0.768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0">
                <text:p>17300</text:p>
              </table:table-cell>
              <table:table-cell office:value-type="float" office:value="0.645736">
                <text:p>0.645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00">
                <text:p>17400</text:p>
              </table:table-cell>
              <table:table-cell office:value-type="float" office:value="0.531709">
                <text:p>0.531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00">
                <text:p>17500</text:p>
              </table:table-cell>
              <table:table-cell office:value-type="float" office:value="0.686159">
                <text:p>0.686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00">
                <text:p>17600</text:p>
              </table:table-cell>
              <table:table-cell office:value-type="float" office:value="0.652222">
                <text:p>0.65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0">
                <text:p>17700</text:p>
              </table:table-cell>
              <table:table-cell office:value-type="float" office:value="0.761138">
                <text:p>0.761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00">
                <text:p>17800</text:p>
              </table:table-cell>
              <table:table-cell office:value-type="float" office:value="0.641079">
                <text:p>0.641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00">
                <text:p>17900</text:p>
              </table:table-cell>
              <table:table-cell office:value-type="float" office:value="0.527069">
                <text:p>0.527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0.679357">
                <text:p>0.679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0">
                <text:p>18100</text:p>
              </table:table-cell>
              <table:table-cell office:value-type="float" office:value="0.649118">
                <text:p>0.649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00">
                <text:p>18200</text:p>
              </table:table-cell>
              <table:table-cell office:value-type="float" office:value="0.753362">
                <text:p>0.753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00">
                <text:p>18300</text:p>
              </table:table-cell>
              <table:table-cell office:value-type="float" office:value="0.635336">
                <text:p>0.635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00">
                <text:p>18400</text:p>
              </table:table-cell>
              <table:table-cell office:value-type="float" office:value="0.521944">
                <text:p>0.521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0">
                <text:p>18500</text:p>
              </table:table-cell>
              <table:table-cell office:value-type="float" office:value="0.671769">
                <text:p>0.671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00">
                <text:p>18600</text:p>
              </table:table-cell>
              <table:table-cell office:value-type="float" office:value="0.648655">
                <text:p>0.648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00">
                <text:p>18700</text:p>
              </table:table-cell>
              <table:table-cell office:value-type="float" office:value="0.7456">
                <text:p>0.7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0">
                <text:p>18800</text:p>
              </table:table-cell>
              <table:table-cell office:value-type="float" office:value="0.62996">
                <text:p>0.62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0">
                <text:p>18900</text:p>
              </table:table-cell>
              <table:table-cell office:value-type="float" office:value="0.518672">
                <text:p>0.518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0">
                <text:p>19000</text:p>
              </table:table-cell>
              <table:table-cell office:value-type="float" office:value="0.664707">
                <text:p>0.664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00">
                <text:p>19100</text:p>
              </table:table-cell>
              <table:table-cell office:value-type="float" office:value="0.643727">
                <text:p>0.643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00">
                <text:p>19200</text:p>
              </table:table-cell>
              <table:table-cell office:value-type="float" office:value="0.735923">
                <text:p>0.735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0">
                <text:p>19300</text:p>
              </table:table-cell>
              <table:table-cell office:value-type="float" office:value="0.624595">
                <text:p>0.624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00">
                <text:p>19400</text:p>
              </table:table-cell>
              <table:table-cell office:value-type="float" office:value="0.51259">
                <text:p>0.5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00">
                <text:p>19500</text:p>
              </table:table-cell>
              <table:table-cell office:value-type="float" office:value="0.661672">
                <text:p>0.661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00">
                <text:p>19600</text:p>
              </table:table-cell>
              <table:table-cell office:value-type="float" office:value="0.639847">
                <text:p>0.639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0">
                <text:p>19700</text:p>
              </table:table-cell>
              <table:table-cell office:value-type="float" office:value="0.729823">
                <text:p>0.729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00">
                <text:p>19800</text:p>
              </table:table-cell>
              <table:table-cell office:value-type="float" office:value="0.621709">
                <text:p>0.621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00">
                <text:p>19900</text:p>
              </table:table-cell>
              <table:table-cell office:value-type="float" office:value="0.502745">
                <text:p>0.502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0.655291">
                <text:p>0.655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